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925cm" fo:min-width="9.02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798cm" fo:min-width="9.02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6.1cm" fo:min-width="9.025cm"/>
    </style:style>
    <style:style style:name="gr4" style:family="graphic" style:parent-style-name="standard">
      <style:graphic-properties draw:stroke="none" svg:stroke-color="#000000" draw:fill="none" draw:fill-color="#ffffff" fo:min-height="4.322cm"/>
    </style:style>
    <style:style style:name="gr5" style:family="graphic" style:parent-style-name="standard">
      <style:graphic-properties draw:stroke="none" svg:stroke-color="#000000" draw:fill="none" draw:fill-color="#ffffff" fo:min-height="1.401cm"/>
    </style:style>
    <style:style style:name="gr6" style:family="graphic" style:parent-style-name="standard">
      <style:graphic-properties draw:stroke="none" svg:stroke-color="#000000" draw:fill="none" draw:fill-color="#ffffff" fo:min-height="2.163cm"/>
    </style:style>
    <style:style style:name="gr7" style:family="graphic" style:parent-style-name="standard">
      <style:graphic-properties draw:stroke="none" svg:stroke-color="#000000" draw:fill="none" draw:fill-color="#ffffff" fo:min-height="1.655cm"/>
    </style:style>
    <style:style style:name="gr8" style:family="graphic" style:parent-style-name="standard">
      <style:graphic-properties svg:stroke-color="#ff3333" draw:fill="none" draw:textarea-horizontal-align="justify" draw:textarea-vertical-align="middle" draw:auto-grow-height="false" fo:min-height="2.036cm" fo:min-width="6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3.175cm" svg:x="1.508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25cm" svg:height="3.048cm" svg:x="1.254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25cm" svg:height="6.35cm" svg:x="1.254cm" svg:y="15.7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3.175cm" svg:x="1.381cm" svg:y="5.69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112cm" svg:height="4.572cm" svg:x="1.762cm" svg:y="16.748cm">
          <draw:text-box>
            <text:p>Google Map API connect </text:p>
          </draw:text-box>
        </draw:frame>
        <draw:frame draw:style-name="gr5" draw:text-style-name="P2" draw:layer="layout" svg:width="8.255cm" svg:height="1.673cm" svg:x="2.143cm" svg:y="6.461cm">
          <draw:text-box>
            <text:p>React components with state and props</text:p>
          </draw:text-box>
        </draw:frame>
        <draw:frame draw:style-name="gr6" draw:text-style-name="P2" draw:layer="layout" svg:width="8.001cm" svg:height="2.413cm" svg:x="2.143cm" svg:y="1.889cm">
          <draw:text-box>
            <text:p>DOM view</text:p>
          </draw:text-box>
        </draw:frame>
        <draw:frame draw:style-name="gr7" draw:text-style-name="P2" draw:layer="layout" svg:width="8.128cm" svg:height="1.905cm" svg:x="1.889cm" svg:y="10.906cm">
          <draw:text-box>
            <text:p>Data models</text:p>
          </draw:text-box>
        </draw:frame>
        <draw:custom-shape draw:style-name="gr8" draw:text-style-name="P1" draw:layer="layout" svg:width="7.271cm" svg:height="2.286cm" svg:x="13.319cm" svg:y="15.859cm">
          <text:p text:style-name="P3">Google Maps AP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6T07:08:23.523219000</meta:creation-date>
    <dc:date>2016-01-26T07:15:31.081457000</dc:date>
    <meta:editing-duration>PT7M7S</meta:editing-duration>
    <meta:editing-cycles>2</meta:editing-cycles>
    <meta:generator>LibreOffice/5.0.2.2$MacOSX_X86_64 LibreOffice_project/37b43f919e4de5eeaca9b9755ed688758a8251fe</meta:generator>
    <meta:document-statistic meta:object-count="9"/>
  </office:meta>
</office:document-meta>
</file>